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8.39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6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67cm" svg:height="1.577cm" svg:x="3.778cm" svg:y="6.662cm">
          <text:p text:style-name="P1"><text:span text:style-name="T1">30 entry</text:span></text:p>
          <text:p text:style-name="P1"><text:span text:style-name="T1">schedu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.143cm" svg:height="1.27cm" svg:x="5.572cm" svg:y="9.128cm">
          <text:p text:style-name="P1"><text:span text:style-name="T1">SHUF</text:span></text:p>
          <text:p text:style-name="P1"><text:span text:style-name="T1">A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1.143cm" svg:height="1.143cm" svg:x="4.048cm" svg:y="9.255cm">
          <text:p text:style-name="P1"><text:span text:style-name="T1">FADD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.016cm" svg:height="1.143cm" svg:x="2.524cm" svg:y="9.255cm">
          <text:p text:style-name="P1"><text:span text:style-name="T1">FMU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4.048cm" svg:y1="8.239cm" svg:x2="2.905cm" svg:y2="9.255cm">
          <text:p/>
        </draw:line>
        <draw:line draw:style-name="gr2" draw:text-style-name="P1" draw:layer="layout" svg:x1="4.556cm" svg:y1="8.239cm" svg:x2="4.556cm" svg:y2="9.255cm">
          <text:p/>
        </draw:line>
        <draw:line draw:style-name="gr2" draw:text-style-name="P1" draw:layer="layout" svg:x1="5.064cm" svg:y1="8.239cm" svg:x2="6.08cm" svg:y2="9.128cm">
          <text:p/>
        </draw:line>
        <draw:custom-shape draw:style-name="gr3" draw:text-style-name="P2" draw:layer="layout" svg:width="8.89cm" svg:height="1.143cm" svg:x="2.651cm" svg:y="4.302cm">
          <text:p text:style-name="P1"><text:span text:style-name="T1">192 Entry free register file</text:span></text:p>
          <text:p text:style-name="P1"><text:span text:style-name="T1">32 entry RR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4.175cm" svg:y1="5.572cm" svg:x2="4.175cm" svg:y2="6.715cm">
          <text:p/>
        </draw:line>
        <draw:line draw:style-name="gr2" draw:text-style-name="P1" draw:layer="layout" svg:x1="5.064cm" svg:y1="5.572cm" svg:x2="5.064cm" svg:y2="6.715cm">
          <text:p/>
        </draw:line>
        <draw:custom-shape draw:style-name="gr1" draw:text-style-name="P2" draw:layer="layout" svg:width="1.667cm" svg:height="1.577cm" svg:x="9.493cm" svg:y="6.662cm">
          <text:p text:style-name="P1"><text:span text:style-name="T1">30 entry</text:span></text:p>
          <text:p text:style-name="P1"><text:span text:style-name="T1">schedu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.143cm" svg:height="1.27cm" svg:x="11.287cm" svg:y="9.128cm">
          <text:p text:style-name="P1"><text:span text:style-name="T1">SHUF</text:span></text:p>
          <text:p text:style-name="P1"><text:span text:style-name="T1">ALU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" draw:id="id1" draw:layer="layout" svg:width="1.143cm" svg:height="1.143cm" svg:x="9.763cm" svg:y="9.255cm">
          <text:p text:style-name="P1"><text:span text:style-name="T1">FADD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1.016cm" svg:height="1.143cm" svg:x="8.239cm" svg:y="9.255cm">
          <text:p text:style-name="P1"><text:span text:style-name="T1">FMU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1" draw:layer="layout" svg:x1="9.763cm" svg:y1="8.239cm" svg:x2="8.62cm" svg:y2="9.255cm">
          <text:p/>
        </draw:line>
        <draw:line draw:style-name="gr2" draw:text-style-name="P1" draw:layer="layout" svg:x1="10.271cm" svg:y1="8.239cm" svg:x2="10.271cm" svg:y2="9.255cm">
          <text:p/>
        </draw:line>
        <draw:line draw:style-name="gr2" draw:text-style-name="P1" draw:layer="layout" svg:x1="10.779cm" svg:y1="8.239cm" svg:x2="11.795cm" svg:y2="9.128cm">
          <text:p/>
        </draw:line>
        <draw:line draw:style-name="gr2" draw:text-style-name="P1" draw:layer="layout" svg:x1="9.89cm" svg:y1="5.572cm" svg:x2="9.89cm" svg:y2="6.715cm">
          <text:p/>
        </draw:line>
        <draw:line draw:style-name="gr2" draw:text-style-name="P1" draw:layer="layout" svg:x1="10.779cm" svg:y1="5.572cm" svg:x2="10.779cm" svg:y2="6.715cm">
          <text:p/>
        </draw:line>
        <draw:custom-shape draw:style-name="gr1" draw:text-style-name="P4" draw:layer="layout" svg:width="3.429cm" svg:height="2.54cm" svg:x="2.144cm" svg:y="12.43cm">
          <text:p text:style-name="P1"><text:span text:style-name="T2">64 KB L1D$</text:span></text:p>
          <text:p text:style-name="P1"><text:span text:style-name="T2">8 way</text:span></text:p>
          <text:p text:style-name="P1"><text:span text:style-name="T2">3x128 bit</text:span></text:p>
          <text:p text:style-name="P1"><text:span text:style-name="T2">por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1" draw:layer="layout" svg:x1="1.381cm" svg:y1="11.541cm" svg:x2="11.922cm" svg:y2="11.541cm">
          <text:p/>
        </draw:line>
        <draw:line draw:style-name="gr4" draw:text-style-name="P1" xml:id="id2" draw:id="id2" draw:layer="layout" svg:x1="11.922cm" svg:y1="10.398cm" svg:x2="11.922cm" svg:y2="11.541cm">
          <text:p/>
        </draw:line>
        <draw:connector draw:style-name="gr5" draw:text-style-name="P1" draw:layer="layout" svg:x1="10.335cm" svg:y1="10.398cm" svg:x2="11.922cm" svg:y2="10.969cm" draw:start-shape="id1" draw:start-glue-point="6" draw:end-shape="id2" draw:end-glue-point="1" svg:d="M10335 10398v571h1587" svg:viewBox="0 0 1588 572">
          <text:p/>
        </draw:connector>
        <draw:line draw:style-name="gr4" draw:text-style-name="P1" draw:layer="layout" svg:x1="8.747cm" svg:y1="10.398cm" svg:x2="8.747cm" svg:y2="11.541cm">
          <text:p/>
        </draw:line>
        <draw:line draw:style-name="gr4" draw:text-style-name="P1" xml:id="id4" draw:id="id4" draw:layer="layout" svg:x1="6.207cm" svg:y1="10.398cm" svg:x2="6.207cm" svg:y2="11.541cm">
          <text:p/>
        </draw:line>
        <draw:connector draw:style-name="gr5" draw:text-style-name="P1" draw:layer="layout" svg:x1="4.62cm" svg:y1="10.398cm" svg:x2="6.207cm" svg:y2="10.969cm" draw:start-shape="id3" draw:start-glue-point="6" draw:end-shape="id4" draw:end-glue-point="1" svg:d="M4620 10398v571h1587" svg:viewBox="0 0 1588 572">
          <text:p/>
        </draw:connector>
        <draw:line draw:style-name="gr4" draw:text-style-name="P1" draw:layer="layout" svg:x1="3.032cm" svg:y1="10.398cm" svg:x2="3.032cm" svg:y2="11.541cm">
          <text:p/>
        </draw:line>
        <draw:line draw:style-name="gr4" draw:text-style-name="P1" draw:layer="layout" svg:x1="3.794cm" svg:y1="12.43cm" svg:x2="3.794cm" svg:y2="11.541cm">
          <text:p/>
        </draw:line>
        <draw:line draw:style-name="gr4" draw:text-style-name="P1" draw:layer="layout" svg:x1="1.381cm" svg:y1="11.541cm" svg:x2="1.508cm" svg:y2="3.413cm">
          <text:p/>
        </draw:line>
        <draw:line draw:style-name="gr4" draw:text-style-name="P1" draw:layer="layout" svg:x1="1.508cm" svg:y1="3.413cm" svg:x2="10.398cm" svg:y2="3.413cm">
          <text:p/>
        </draw:line>
        <draw:line draw:style-name="gr2" draw:text-style-name="P1" draw:layer="layout" svg:x1="4.683cm" svg:y1="3.413cm" svg:x2="4.683cm" svg:y2="4.429cm">
          <text:p/>
        </draw:line>
        <draw:line draw:style-name="gr2" draw:text-style-name="P1" draw:layer="layout" svg:x1="10.398cm" svg:y1="3.413cm" svg:x2="10.398cm" svg:y2="4.302cm">
          <text:p/>
        </draw:line>
        <draw:frame draw:style-name="gr6" draw:text-style-name="P5" draw:layer="layout" svg:width="5.176cm" svg:height="0.569cm" svg:x="1.635cm" svg:y="2.905cm">
          <draw:text-box>
            <text:p><text:span text:style-name="T1">7 Write Back Ports 144 bit,split 80/6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 d</meta:initial-creator>
    <meta:creation-date>2015-01-27T18:37:45</meta:creation-date>
    <dc:date>2015-04-23T09:09:06.527000000</dc:date>
    <meta:editing-duration>PT36M5S</meta:editing-duration>
    <meta:editing-cycles>15</meta:editing-cycles>
    <meta:generator>LibreOffice/4.3.0.4$Windows_x86 LibreOffice_project/62ad5818884a2fc2e5780dd45466868d41009ec0</meta:generator>
    <meta:document-statistic meta:object-count="33"/>
  </office:meta>
</office:document-meta>
</file>